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712cm" svg:height="1.595cm" svg:x="8.171cm" svg:y="2.1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712cm" svg:height="1.595cm" svg:x="6.272cm" svg:y="5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712cm" svg:height="1.595cm" svg:x="9.973cm" svg:y="5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712cm" svg:height="1.595cm" svg:x="9.974cm" svg:y="9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1.712cm" svg:height="1.595cm" svg:x="13.675cm" svg:y="9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1.712cm" svg:height="1.595cm" svg:x="13.676cm" svg:y="13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1.712cm" svg:height="1.595cm" svg:x="9.077cm" svg:y="13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712cm" svg:height="1.595cm" svg:x="4.178cm" svg:y="9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712cm" svg:height="1.595cm" svg:x="6.879cm" svg:y="9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712cm" svg:height="1.595cm" svg:x="13.58cm" svg:y="3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8.421cm" svg:y1="3.525cm" svg:x2="7.128cm" svg:y2="5.263cm" draw:start-shape="id1" draw:start-glue-point="7" draw:end-shape="id2" draw:end-glue-point="4" svg:d="M8421 3525l-1293 1738" svg:viewBox="0 0 1294 1739">
          <text:p/>
        </draw:connector>
        <draw:connector draw:style-name="gr2" draw:text-style-name="P1" draw:layer="layout" draw:type="line" svg:x1="9.633cm" svg:y1="3.525cm" svg:x2="10.829cm" svg:y2="5.263cm" draw:start-shape="id1" draw:start-glue-point="9" draw:end-shape="id3" draw:end-glue-point="4" svg:d="M9633 3525l1196 1738" svg:viewBox="0 0 1197 1739">
          <text:p/>
        </draw:connector>
        <draw:connector draw:style-name="gr2" draw:text-style-name="P1" draw:layer="layout" draw:type="line" svg:x1="9.883cm" svg:y1="2.961cm" svg:x2="13.83cm" svg:y2="3.496cm" draw:start-shape="id1" draw:start-glue-point="10" draw:end-shape="id4" draw:end-glue-point="5" svg:d="M9883 2961l3947 535" svg:viewBox="0 0 3948 536">
          <text:p/>
        </draw:connector>
        <draw:connector draw:style-name="gr2" draw:text-style-name="P1" draw:layer="layout" draw:type="line" svg:x1="6.522cm" svg:y1="6.625cm" svg:x2="5.034cm" svg:y2="9.363cm" draw:start-shape="id2" draw:start-glue-point="7" draw:end-shape="id5" draw:end-glue-point="4" svg:d="M6522 6625l-1488 2738" svg:viewBox="0 0 1489 2739">
          <text:p/>
        </draw:connector>
        <draw:connector draw:style-name="gr2" draw:text-style-name="P1" draw:layer="layout" draw:type="line" svg:x1="7.128cm" svg:y1="6.858cm" svg:x2="7.735cm" svg:y2="9.363cm" draw:start-shape="id2" draw:start-glue-point="8" draw:end-shape="id6" draw:end-glue-point="4" svg:d="M7128 6858l607 2505" svg:viewBox="0 0 608 2506">
          <text:p/>
        </draw:connector>
        <draw:connector draw:style-name="gr2" draw:text-style-name="P1" draw:layer="layout" draw:type="line" svg:x1="10.829cm" svg:y1="6.858cm" svg:x2="10.83cm" svg:y2="9.363cm" draw:start-shape="id3" draw:start-glue-point="8" draw:end-shape="id7" draw:end-glue-point="4" svg:d="M10829 6858l1 2505" svg:viewBox="0 0 2 2506">
          <text:p/>
        </draw:connector>
        <draw:connector draw:style-name="gr2" draw:text-style-name="P1" draw:layer="layout" draw:type="line" svg:x1="11.435cm" svg:y1="6.625cm" svg:x2="14.531cm" svg:y2="9.363cm" draw:start-shape="id3" draw:start-glue-point="9" draw:end-shape="id8" draw:end-glue-point="4" svg:d="M11435 6625l3096 2738" svg:viewBox="0 0 3097 2739">
          <text:p/>
        </draw:connector>
        <draw:connector draw:style-name="gr2" draw:text-style-name="P1" draw:layer="layout" draw:type="line" svg:x1="10.83cm" svg:y1="10.958cm" svg:x2="9.933cm" svg:y2="13.663cm" draw:start-shape="id7" draw:start-glue-point="8" draw:end-shape="id9" draw:end-glue-point="4" svg:d="M10830 10958l-897 2705" svg:viewBox="0 0 898 2706">
          <text:p/>
        </draw:connector>
        <draw:connector draw:style-name="gr2" draw:text-style-name="P1" draw:layer="layout" draw:type="line" svg:x1="14.531cm" svg:y1="10.958cm" svg:x2="14.532cm" svg:y2="13.663cm" draw:start-shape="id8" draw:start-glue-point="8" draw:end-shape="id10" draw:end-glue-point="4" svg:d="M14531 10958l1 2705" svg:viewBox="0 0 2 270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8T19:58:53.649390742</meta:creation-date>
    <dc:date>2016-05-28T20:01:04.899903775</dc:date>
    <dc:creator>elucterio </dc:creator>
    <meta:editing-duration>P0D</meta:editing-duration>
    <meta:editing-cycles>1</meta:editing-cycles>
    <meta:document-statistic meta:object-count="19"/>
    <meta:generator>LibreOffice/4.2.8.2$Linux_X86_64 LibreOffice_project/420m0$Build-2</meta:generator>
  </office:meta>
</office:document-meta>
</file>